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/>
    </style:style>
    <style:style style:name="P2" style:family="paragraph" style:parent-style-name="Standard">
      <style:text-properties style:font-name="Century Schoolbook L" fo:font-weight="bold" style:font-weight-asian="bold" style:font-weight-complex="bold"/>
    </style:style>
    <style:style style:name="P3" style:family="paragraph" style:parent-style-name="Standard">
      <style:text-properties style:font-name="Century Schoolbook L" fo:font-weight="normal" style:font-weight-asian="normal" style:font-weight-complex="normal"/>
    </style:style>
    <style:style style:name="P4" style:family="paragraph" style:parent-style-name="Standard">
      <style:text-properties style:font-name="Century Schoolbook L" fo:font-weight="normal" officeooo:rsid="00182204" officeooo:paragraph-rsid="00182204" style:font-weight-asian="normal" style:font-weight-complex="normal"/>
    </style:style>
    <style:style style:name="P5" style:family="paragraph" style:parent-style-name="Standard">
      <style:text-properties style:font-name="Century Schoolbook L" officeooo:paragraph-rsid="00182204"/>
    </style:style>
    <style:style style:name="P6" style:family="paragraph" style:parent-style-name="Standard">
      <style:text-properties style:font-name="Century Schoolbook L" officeooo:rsid="00182204" officeooo:paragraph-rsid="00182204"/>
    </style:style>
    <style:style style:name="P7" style:family="paragraph" style:parent-style-name="Standard">
      <style:text-properties style:font-name="Century Schoolbook L" officeooo:rsid="00182204" officeooo:paragraph-rsid="0018a068"/>
    </style:style>
    <style:style style:name="P8" style:family="paragraph" style:parent-style-name="Standard">
      <style:text-properties style:font-name="Century Schoolbook L" officeooo:paragraph-rsid="0018a068"/>
    </style:style>
    <style:style style:name="P9" style:family="paragraph" style:parent-style-name="Standard">
      <style:text-properties style:font-name="Century Schoolbook L" officeooo:rsid="001bec31" officeooo:paragraph-rsid="001bec31"/>
    </style:style>
    <style:style style:name="P10" style:family="paragraph" style:parent-style-name="Standard">
      <style:text-properties style:font-name="Century Schoolbook L" officeooo:rsid="0018efef" officeooo:paragraph-rsid="0018efef"/>
    </style:style>
    <style:style style:name="P11" style:family="paragraph" style:parent-style-name="Standard">
      <style:text-properties style:font-name="Century Schoolbook L" officeooo:rsid="001d0170" officeooo:paragraph-rsid="001d0170"/>
    </style:style>
    <style:style style:name="P12" style:family="paragraph" style:parent-style-name="Standard">
      <style:text-properties style:font-name="Century Schoolbook L"/>
    </style:style>
    <style:style style:name="P13" style:family="paragraph" style:parent-style-name="Standard">
      <style:text-properties style:font-name="Century Schoolbook L" officeooo:rsid="001e2f4f" officeooo:paragraph-rsid="001e2f4f"/>
    </style:style>
    <style:style style:name="T1" style:family="text">
      <style:text-properties officeooo:rsid="0018efef"/>
    </style:style>
    <style:style style:name="T2" style:family="text">
      <style:text-properties officeooo:rsid="001aafee"/>
    </style:style>
    <style:style style:name="T3" style:family="text">
      <style:text-properties officeooo:rsid="001cb453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RUCTIONS FOR CN LAB</text:p>
      <text:p text:style-name="P3">Lab work is continuously evaluated for 10 marks.</text:p>
      <text:p text:style-name="P4">According to the schedule two internal lab tests for 15 marks will be conducted .</text:p>
      <text:p text:style-name="P4">All marks are averaged (for 10 and 15 marks separately) and awarded for 25 marks. </text:p>
      <text:p text:style-name="P2"/>
      <text:p text:style-name="P2">Lab</text:p>
      <text:p text:style-name="P1"><text:span text:style-name="T4">2 marks</text:span> for attendance </text:p>
      <text:p text:style-name="P1">If a student is not able to attend lab, prior permission has to be taken from the faculty through email. </text:p>
      <text:p text:style-name="P13">Mail id: <text:span text:style-name="T5">vimala.ruth+cn2018@cbit.ac.in</text:span></text:p>
      <text:p text:style-name="P1"/>
      <text:p text:style-name="P2">Observation </text:p>
      <text:p text:style-name="P1"><text:span text:style-name="T4">5 marks</text:span> for preparatory work on the experiment to be conducted &amp; experimentation (OBSERVATION) </text:p>
      <text:p text:style-name="P6">Observation has to be written before coming to lab</text:p>
      <text:p text:style-name="P8"><text:span text:style-name="T3">1. </text:span>Aim </text:p>
      <text:p text:style-name="P7"><text:span text:style-name="T3">2. </text:span>Description <text:span text:style-name="T1">(Description of the program, system calls, header files, structures,etc, used in the program)</text:span> </text:p>
      <text:p text:style-name="P10"><text:span text:style-name="T3">3. </text:span>Algorithm</text:p>
      <text:p text:style-name="P11">4. Sample Input</text:p>
      <text:p text:style-name="P11">5. Expected Output</text:p>
      <text:p text:style-name="P11">6. Conclusion</text:p>
      <text:p text:style-name="P5"/>
      <text:p text:style-name="P2">Record </text:p>
      <text:p text:style-name="P1"><text:span text:style-name="T4">3 Marks </text:span>for previous experiment tasks </text:p>
      <text:p text:style-name="P1"/>
      <text:p text:style-name="P1"><text:span text:style-name="T3">1. </text:span>Aim <text:span text:style-name="T2">(Written)</text:span></text:p>
      <text:p text:style-name="P1"><text:span text:style-name="T3">2. </text:span>Description <text:span text:style-name="T2">(Written)</text:span></text:p>
      <text:p text:style-name="P1"><text:span text:style-name="T3">3. </text:span>Experiment/Task/Program <text:span text:style-name="T2">(Printout)</text:span></text:p>
      <text:p text:style-name="P1"><text:span text:style-name="T3">4. </text:span>Results and Discussion/screen shots/Output <text:span text:style-name="T2">(Printout)</text:span> </text:p>
      <text:p text:style-name="P5"><text:span text:style-name="T3">5. </text:span>Conclusions <text:span text:style-name="T2">(Written)</text:span></text:p>
      <text:p text:style-name="P9"><text:span text:style-name="T3">6. </text:span>References (Written)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2:25:06.816254883</meta:creation-date>
    <dc:date>2017-12-19T14:20:30.999809173</dc:date>
    <meta:editing-duration>PT2M56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25" meta:word-count="149" meta:character-count="960" meta:non-whitespace-character-count="826"/>
  </office:meta>
</office:document-meta>
</file>